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Measure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427" calcext:value-type="percentage">
            <text:p>84,27%</text:p>
          </table:table-cell>
          <table:table-cell office:value-type="string" calcext:value-type="string">
            <text:p>91,46 %</text:p>
          </table:table-cell>
        </table:table-row>
        <table:table-row table:style-name="ro1">
          <table:table-cell office:value-type="string" calcext:value-type="string">
            <text:p>advise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5203" calcext:value-type="percentage">
            <text:p>52,03%</text:p>
          </table:table-cell>
          <table:table-cell office:value-type="string" calcext:value-type="string">
            <text:p>43,23 %</text:p>
          </table:table-cell>
        </table:table-row>
        <table:table-row table:style-name="ro1">
          <table:table-cell office:value-type="string" calcext:value-type="string">
            <text:p>effect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55" calcext:value-type="percentage">
            <text:p>55,00%</text:p>
          </table:table-cell>
          <table:table-cell office:value-type="string" calcext:value-type="string">
            <text:p>40,90 %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1354" calcext:value-type="percentage">
            <text:p>13,54%</text:p>
          </table:table-cell>
          <table:table-cell office:value-type="string" calcext:value-type="string">
            <text:p>22,80 %</text:p>
          </table:table-cell>
        </table:table-row>
        <table:table-row table:style-name="ro1">
          <table:table-cell office:value-type="string" calcext:value-type="string">
            <text:p>mechanism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5562" calcext:value-type="percentage">
            <text:p>55,62%</text:p>
          </table:table-cell>
          <table:table-cell office:value-type="string" calcext:value-type="string">
            <text:p>44,62 %</text:p>
          </table:table-cell>
        </table:table-row>
        <table:table-row table:style-name="ro1">
          <table:table-cell table:style-name="Default"/>
          <table:table-cell table:style-name="ce3" table:formula="of:=AVERAGE([.B3:.B6])" office:value-type="percentage" office:value="0.4475" calcext:value-type="percentage">
            <text:p>44,75%</text:p>
          </table:table-cell>
          <table:table-cell table:style-name="ce3" table:formula="of:=AVERAGE([.C3:.C6])" office:value-type="percentage" office:value="0.440475" calcext:value-type="percentage">
            <text:p>44,05%</text:p>
          </table:table-cell>
          <table:table-cell table:style-name="Default" table:formula="of:=2*[.C7]*[.B7]/([.C7]+[.B7])" office:value-type="float" office:value="0.443959711703595" calcext:value-type="float">
            <text:p>0,4439597117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1">
          <table:table-cell office:value-type="string" calcext:value-type="string">
            <text:p>brand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27" calcext:value-type="percentage">
            <text:p>76,27%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percentage" office:value="0.6063" calcext:value-type="percentage">
            <text:p>60,63%</text:p>
          </table:table-cell>
          <table:table-cell office:value-type="percentage" office:value="0.8119" calcext:value-type="percentage">
            <text:p>81,19%</text:p>
          </table:table-cell>
          <table:table-cell office:value-type="percentage" office:value="0.6942" calcext:value-type="percentage">
            <text:p>69,42%</text:p>
          </table:table-cell>
        </table:table-row>
        <table:table-row table:style-name="ro1">
          <table:table-cell office:value-type="string" calcext:value-type="string">
            <text:p>drug_n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1081" calcext:value-type="percentage">
            <text:p>10,81%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percentage" office:value="0.4682" calcext:value-type="percentage">
            <text:p>46,82%</text:p>
          </table:table-cell>
          <table:table-cell office:value-type="percentage" office:value="0.5225" calcext:value-type="percentage">
            <text:p>52,25%</text:p>
          </table:table-cell>
          <table:table-cell office:value-type="percentage" office:value="0.4939" calcext:value-type="percentage">
            <text:p>49,39%</text:p>
          </table:table-cell>
        </table:table-row>
        <table:table-row table:style-name="ro1">
          <table:table-cell table:style-name="Default"/>
          <table:table-cell table:style-name="ce3" table:formula="of:=AVERAGE([.B11:.B14])" office:value-type="percentage" office:value="0.432675" calcext:value-type="percentage">
            <text:p>43,27%</text:p>
          </table:table-cell>
          <table:table-cell table:style-name="ce3" table:formula="of:=AVERAGE([.C11:.C14])" office:value-type="percentage" office:value="0.544925" calcext:value-type="percentage">
            <text:p>54,49%</text:p>
          </table:table-cell>
          <table:table-cell table:style-name="Default" table:formula="of:=[.B15]*[.C15]*2/([.B15]+[.C15])" office:value-type="float" office:value="0.482355614515139" calcext:value-type="float">
            <text:p>0,4823556145</text:p>
          </table:table-cell>
        </table:table-row>
        <table:table-row table:style-name="ro1">
          <table:table-cell table:style-name="Default"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1:00:59.056190966</meta:creation-date>
    <dc:date>2017-05-11T11:47:09.459967159</dc:date>
    <meta:editing-duration>PT31M</meta:editing-duration>
    <meta:editing-cycles>1</meta:editing-cycles>
    <meta:document-statistic meta:table-count="1" meta:cell-count="50" meta:object-count="0"/>
    <meta:generator>LibreOffice/4.2.8.2$Linux_X86_64 LibreOffice_project/420m0$Build-2</meta:generator>
    <meta:user-defined meta:name=""/>
  </office:meta>
</office:document-meta>
</file>